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023e8" officeooo:paragraph-rsid="00045655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a0b6b" officeooo:paragraph-rsid="00045655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bd477" officeooo:paragraph-rsid="00045655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5402a" officeooo:paragraph-rsid="00045655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717d2" officeooo:paragraph-rsid="00045655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cd483" officeooo:paragraph-rsid="00045655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e3cd6" officeooo:paragraph-rsid="00045655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00a5a" officeooo:paragraph-rsid="00045655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a0b6b" officeooo:paragraph-rsid="00045655" style:font-size-asian="12pt" style:font-weight-asian="normal" style:font-size-complex="12pt" style:font-weight-complex="normal"/>
    </style:style>
    <style:style style:name="T1" style:family="text">
      <style:text-properties officeooo:rsid="01f53af3"/>
    </style:style>
    <style:style style:name="T2" style:family="text">
      <style:text-properties officeooo:rsid="01f0faf9"/>
    </style:style>
    <style:style style:name="T3" style:family="text">
      <style:text-properties officeooo:rsid="01f0fe6f"/>
    </style:style>
    <style:style style:name="T4" style:family="text">
      <style:text-properties officeooo:rsid="01f1e5cb"/>
    </style:style>
    <style:style style:name="T5" style:family="text">
      <style:text-properties officeooo:rsid="00ecd483"/>
    </style:style>
    <style:style style:name="T6" style:family="text">
      <style:text-properties officeooo:rsid="01f36355"/>
    </style:style>
    <style:style style:name="T7" style:family="text">
      <style:text-properties officeooo:rsid="00f717d2"/>
    </style:style>
    <style:style style:name="T8" style:family="text">
      <style:text-properties officeooo:rsid="014fb295"/>
    </style:style>
    <style:style style:name="T9" style:family="text">
      <style:text-properties officeooo:rsid="00f5402a"/>
    </style:style>
    <style:style style:name="T10" style:family="text">
      <style:text-properties officeooo:rsid="01f4c399"/>
    </style:style>
    <style:style style:name="T11" style:family="text">
      <style:text-properties officeooo:rsid="00ee3cd6"/>
    </style:style>
    <style:style style:name="T12" style:family="text">
      <style:text-properties officeooo:rsid="03a16f1e"/>
    </style:style>
    <style:style style:name="T13" style:family="text">
      <style:text-properties officeooo:rsid="03696aa2"/>
    </style:style>
    <style:style style:name="T14" style:family="text">
      <style:text-properties officeooo:rsid="00f00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/>
      <text:p text:style-name="P2">Но случались и осечки.</text:p>
      <text:p text:style-name="P2"><text:s/>Петух, <text:span text:style-name="T2">гулявший рядом с</text:span> общежитие<text:span text:style-name="T2">м,</text:span> не понял моих благих намерений и презрительно отвернулся от предложенных ему крупинок синьки, <text:span text:style-name="T2">которую кто-</text:span>то <text:span text:style-name="T2">забыл </text:span>на <text:s/>лавке <text:span text:style-name="T2">перед входом</text:span>.</text:p>
      <text:p text:style-name="P3"><text:span text:style-name="T2">П</text:span>редложен<text:span text:style-name="T2">ная добавка к рациону птицы</text:span> <text:span text:style-name="T2">основывалась на</text:span> <text:s/>добрых побуждени<text:span text:style-name="T2">ях </text:span>и свежеприобрет<text:span text:style-name="T2">ё</text:span>нно<text:span text:style-name="T2">м</text:span> опыт<text:span text:style-name="T3">е</text:span> — в тот день <text:span text:style-name="T3">открылось мне</text:span>, что сочетание синего и чёрного есть знаком силы: <text:s/>петух<text:span text:style-name="T3">а с</text:span> чёрн<text:span text:style-name="T3">ым</text:span> оперение<text:span text:style-name="T3">м синька сделала бы сверх-петухом</text:span>.</text:p>
      <text:p text:style-name="P3"/>
      <text:p text:style-name="P3"><text:span text:style-name="T3">А в</text:span> том, что <text:span text:style-name="T3">меня</text:span>, как <text:s/>избранн<text:span text:style-name="T3">ого</text:span>, <text:s/>оберегают, я убедился, <text:s/>когда ко мне подкрадывался, <text:span text:style-name="T4">явно не с лучшими намерениями,</text:span> стеклянноглазый.</text:p>
      <text:p text:style-name="P3">Есть три разновидности стеклянноглазых. </text:p>
      <text:p text:style-name="P3">Те, у кого <text:span text:style-name="T4">стеклянность сочетается с</text:span> ярко <text:span text:style-name="T4">выраженной </text:span>прозрачн<text:span text:style-name="T4">остью</text:span> — безвредны. </text:p>
      <text:p text:style-name="P3">Они, конечно, одержимы, но всего лишь <text:span text:style-name="T4">орудия для</text:span> получения информации — что тут и как — <text:span text:style-name="T4">не более того</text:span>. </text:p>
      <text:p text:style-name="P3"><text:span text:style-name="T4">Куда течёт эта инфá, к</text:span>то получатель? </text:p>
      <text:p text:style-name="P3">Когдатошние жители Олимпа в своих нынешних оболочках.</text:p>
      <text:p text:style-name="P3"><text:span text:style-name="T4">Вторые</text:span>, у которых муть в стекле, работают сами на себя — ищут где бы «кровцы испить», или как-то <text:span text:style-name="T4">иначе</text:span> подзарядиться из тебя.</text:p>
      <text:p text:style-name="P3">- Там будет подземный переход для людей, но и нам <text:span text:style-name="T4">тоже </text:span>можно, - сказала мне одна из таких, приняв, как видно, за своего, когда в незнакомом <text:span text:style-name="T5">и плохо освещённом </text:span>районе ночной Одесс<text:span text:style-name="T5">ы</text:span> я спросил у неё как пройти к автовокзалу — <text:s/>излюбленной их кормушке.</text:p>
      <text:p text:style-name="P4">Именно <text:span text:style-name="T4">такие</text:span> поджидали меня с разодранным бедром за дверью «Братиславы» и торопили женщину из раздевалки, чтоб <text:span text:style-name="T4">меньше</text:span> говорила, <text:span text:style-name="T4">д</text:span>а поскорее выпускала <text:span text:style-name="T4">б </text:span><text:s/>дичь — меня.</text:p>
      <text:p text:style-name="P4">При <text:span text:style-name="T4">прохождении</text:span> медицинской комиссии <text:span text:style-name="T4">кровь на </text:span>анализ <text:span text:style-name="T4">брали у меня</text:span> в Вапнярке. </text:p>
      <text:p text:style-name="P4">Захожу, а <text:span text:style-name="T4">в кабинете </text:span>кроме медсестры ещё сидит <text:span text:style-name="T6">какая-то </text:span>дама<text:span text:style-name="T6"> в штатском на кушетке</text:span>; глаза <text:span text:style-name="T6">с</text:span> такой же вот мут<text:span text:style-name="T6">ью</text:span>, а <text:span text:style-name="T6">между губ, </text:span>из уг<text:span text:style-name="T6">олка, свисает</text:span> <text:s/>длинная <text:span text:style-name="T6">гибкая </text:span>труб<text:span text:style-name="T6">очка</text:span>. </text:p>
      <text:p text:style-name="P4">Медсестра <text:span text:style-name="T6">мне </text:span>поясн<text:span text:style-name="T6">яет —</text:span> это <text:span text:style-name="T6">всего лишь </text:span>зонд и <text:span text:style-name="T6">дама тут не помеха.</text:span>. </text:p>
      <text:p text:style-name="P4">Будто я по глазам не вижу, <text:span text:style-name="T6">что это за дама и</text:span> зачем <text:span text:style-name="T6">она</text:span> тут. </text:p>
      <text:p text:style-name="P4"><text:span text:style-name="T7">М</text:span>едсестра, <text:span text:style-name="T6">как водится, </text:span><text:s/>мне палец проколола и <text:span text:style-name="T6">стиснула</text:span>, <text:span text:style-name="T8">а</text:span> кровь, вместо того, чтоб каплей проступить, ударила вдруг <text:span text:style-name="T6">высоким </text:span>фонтанчиком, толщиной с иголку, <text:span text:style-name="T7">как при сцеживании молока из груди женщины. </text:span></text:p>
      <text:p text:style-name="P5">Я такого в жизни не вид<text:span text:style-name="T6">а</text:span>л, <text:span text:style-name="T6">д</text:span>а <text:span text:style-name="T6">и не только я </text:span><text:s/><text:span text:style-name="T6">— </text:span>у дамы той аж челюст<text:span text:style-name="T6">ь распахнулась и этот, типа, </text:span><text:s/>зонд <text:span text:style-name="T6">вывалился</text:span>. <text:span text:style-name="T6">Прям как</text:span> алкаш, <text:span text:style-name="T6">что</text:span> подставлял стоп<text:span text:style-name="T6">очку</text:span>, а ему туда плеснули всю трёхлитровую банку. </text:p>
      <text:p text:style-name="P5">Столько добра пропадает!</text:p>
      <text:p text:style-name="P6">Насчёт добычи крови клыками — это <text:span text:style-name="T9">бабушкины </text:span>сказки. </text:p>
      <text:p text:style-name="P6">Они подпитываются неприметн<text:span text:style-name="T6">о</text:span>, по неизвестной мне технологии, но эффективно.</text:p>
      <text:p text:style-name="P6"/>
      <text:p text:style-name="P6">Нацелившийся на меня стеклянноглазый водил «волгу» и, пока его начальник зашёл в общежитие <text:span text:style-name="T10">договориться</text:span> с инженером о погрузке кубика, начал подкрадываться, <text:span text:style-name="T11">когда</text:span> я, <text:span text:style-name="T10">поднявшись из шахты на обед,</text:span> мыл руки под рукомойником на столбе <text:span text:style-name="T10">неподалёку.</text:span></text:p>
      <text:p text:style-name="P7">Меня он не знал, <text:span text:style-name="T10">поскольку был тут посторонний и проездом,</text:span> <text:s text:c="2"/>и держал в руке <text:span text:style-name="T10">наизготовку </text:span><text:soft-page-break/><text:span text:style-name="T10">свой артефакт — </text:span>особым способом изогнутую проволоку алюминиевого цвета, сантиметров двадцати. </text:p>
      <text:p text:style-name="P7">Увидев в его глазах ст<text:span text:style-name="T8">еклянисто мутную</text:span> <text:span text:style-name="T10">шторку</text:span> и то, как мягко он ко мне подкрадывается, я понял, что мне <text:span text:style-name="T12">каюк</text:span>. </text:p>
      <text:p text:style-name="P7">Ему оставалось лишь протянуть руку <text:span text:style-name="T10">со своим крючком</text:span>, но тут из бурьянов вы<text:span text:style-name="T10">прыгнул</text:span> <text:span text:style-name="T10">серый</text:span> котёнок <text:s/>и тернýлся загривком о брючину моей чёрной робы. </text:p>
      <text:p text:style-name="P7">С<text:span text:style-name="T8">теклянно</text:span>глазый моментально утратил ко мне <text:span text:style-name="T10">весь</text:span> интерес, убрал свою проволоку и вернулся к машине. </text:p>
      <text:p text:style-name="P7"><text:span text:style-name="T10">Незнакомый к</text:span>отёнок-спаситель <text:span text:style-name="T10">вновь</text:span> скрылся в <text:span text:style-name="T10">траве</text:span>.</text:p>
      <text:p text:style-name="P7"/>
      <text:p text:style-name="P7">Но чаще приходи<text:span text:style-name="T10">тся</text:span> полагаться только лишь на <text:span text:style-name="T10">свою</text:span> осмотрительность.</text:p>
      <text:p text:style-name="P7">Как на <text:span text:style-name="T13">том</text:span> узком пляже под обрывом Чабанки. </text:p>
      <text:p text:style-name="P7">Я хотел поплавать в море и даже зашёл уже в спокойно набегающие волны, <text:span text:style-name="T14">но остановился — между морем и мной, на двух выступающих из воды валунах — стояли два рыбака в плавках с удочками в руках. </text:span></text:p>
      <text:p text:style-name="P8">Между ними оставалось достаточно места, чтобы проплыть вперёд, но я-то понимал, что удилища это шлагбаум запирающий путь в море. </text:p>
      <text:p text:style-name="P8"><text:span text:style-name="T1">Улучив</text:span> момент, когда <text:span text:style-name="T1">оба </text:span>они одновременно вскинули свои удочки, я нырнул и поплыл прочь от пляжа.</text:p>
      <text:p text:style-name="P8">Плыл я долго; иногда отдыхал лёжа на воде и удивляясь — почему это мой отец говорил будто солёная вода моря поддерживает пловца? Никакой разницы.</text:p>
      <text:p text:style-name="P8">Потом я снова плыл на спине, покуда не почувствовал прикосновение к <text:s/>плечу.</text:p>
      <text:p text:style-name="P8">Я оглянулся и увидел медузу в воде, светловато-прозрачную и широкую как <text:span text:style-name="T1">тазик</text:span>. </text:p>
      <text:p text:style-name="P8">Я обплыл её, но мне стали попадаться ещё и ещё — обплывая вокруг одной, упираешься в следующую. </text:p>
      <text:p text:style-name="P8">Приподнявшись из воды, я посмотрел вперёд и увидел, что тут их целое стадо и они превратили спокойные залитые солнцем волны в какой-то медузий кисель своими полупрозрачными телами. </text:p>
      <text:p text:style-name="P8">Тогда я развернулся и поплыл обратно к далёкому уже берегу.</text:p>
      <text:p text:style-name="P8"/>
      <text:p text:style-name="P8">Пляж Чабанки покрывает разноцветная галька, но попадаются и песчаные полосы. На одной такой полосе <text:span text:style-name="T1">возле</text:span> кромки воды я хотел написать слово «ИРА», но волны не позволяли — набегали и заравнивали мокрый песок; <text:s/><text:span text:style-name="T1">я </text:span>никак не <text:span text:style-name="T1">успевал</text:span> выписать все три буквы <text:span text:style-name="T1">подряд и только раскровянил палец крохотными осколками ракушек в песке, пока сдался</text:span>.</text:p>
      <text:p text:style-name="P8"/>
      <text:p text:style-name="P1">А самый первый раз я зашёл в море на пляже Новой Дофиновки. </text:p>
      <text:p text:style-name="P1"><text:span text:style-name="T1">Т</text:span>уда <text:span text:style-name="T1">я </text:span>пошёл после работы, вдоль лимана.</text:p>
      <text:p text:style-name="P1">Воды в нём мелкая и прозрачная. Я шёл пока не увидел в воде автомобильные покрышки, которые сбросил <text:span text:style-name="T1">с берега </text:span>какой-то придурок. </text:p>
      <text:p text:style-name="P1">Сняв брюки, я зашёл в воду и вытащил их <text:span text:style-name="T1">обратно</text:span>, но за поворотом лимана увидел, что <text:span text:style-name="T1">дальше </text:span>в нём вообще свалка — жизни не хватит всё повытаскивать, а уже вечер. </text:p>
      <text:p text:style-name="P1">Потом <text:span text:style-name="T1">начались</text:span> заросли камышей и <text:span text:style-name="T1">показалось </text:span>шоссе, за которым — море.</text:p>
      <text:p text:style-name="P1"/>
      <text:p text:style-name="P1"><text:span text:style-name="T1">А е</text:span>сли от шахты <text:span text:style-name="T1">идти</text:span> <text:s/>к Новой Дофиновке по грунтовке, то иногда <text:span text:style-name="T1">видишь как </text:span>над полями <text:soft-page-break/>висят громадные корабли. </text:p>
      <text:p text:style-name="P1"><text:span text:style-name="T1">Корабли эти</text:span>, конечно, в море стоят, но море сливается с небом, поэтому смотришь — поле, а над ним корабль, а ещё выше красный шар заходящего солнца. </text:p>
      <text:p text:style-name="P1">Корабли эти настолько большие, что в порту, наверное, не помещаются, вот и стоят прямо в море <text:span text:style-name="T1">с небом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41:06.982010031</meta:creation-date>
    <dc:date>2017-03-02T19:41:12.096244899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47" meta:word-count="865" meta:character-count="5499" meta:non-whitespace-character-count="4617"/>
    <meta:generator>LibreOffice/4.3.3.2$Linux_x86 LibreOffice_project/430m0$Build-2</meta:generator>
  </office:meta>
</office:document-meta>
</file>